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4.192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</text:span><text:span text:style-name="T1">ory</text:span></text:p>
          <text:p text:style-name="P1"><text:span text:style-name="T2">taxa_id</text:span></text:p>
          <text:p text:style-name="P1"><text:span text:style-name="T3">female_</text:span><text:span text:style-name="T3">maturity</text:span></text:p>
          <text:p text:style-name="P1"><text:span text:style-name="T3">male_ma</text:span><text:span text:style-name="T3">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</text:span><text:span text:style-name="T3">ar</text:span></text:p>
          <text:p text:style-name="P1"><text:span text:style-name="T3">interbirth</text:span><text:span text:style-name="T3">_interval</text:span></text:p>
          <text:p text:style-name="P1"><text:span text:style-name="T3">birth_wei</text:span><text:span text:style-name="T3">ght</text:span></text:p>
          <text:p text:style-name="P1"><text:span text:style-name="T3">weaning_</text:span><text:span text:style-name="T3">weight</text:span></text:p>
          <text:p text:style-name="P1"><text:span text:style-name="T3">adult_wei</text:span><text:span text:style-name="T3">ght</text:span></text:p>
          <text:p text:style-name="P1"><text:span text:style-name="T3">growth_r</text:span><text:span text:style-name="T3">ate</text:span></text:p>
          <text:p text:style-name="P1"><text:span text:style-name="T3">max_lon</text:span><text:span text:style-name="T3">gevity</text:span></text:p>
          <text:p text:style-name="P1"><text:span text:style-name="T3">metabolic</text:span><text:span text:style-name="T3">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4v-444h1328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826cm" draw:transform="skewX (-0.000174532925199433) translate (16.747cm 14.335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3">Approve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5v-120h2409v501" svg:viewBox="0 0 3365 5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7-07T12:51:11.200306755</dc:date>
    <meta:editing-duration>PT15H17M32S</meta:editing-duration>
    <meta:editing-cycles>71</meta:editing-cycles>
    <meta:generator>LibreOffice/6.0.7.3$Linux_X86_64 LibreOffice_project/00m0$Build-3</meta:generator>
    <meta:document-statistic meta:object-count="19"/>
  </office:meta>
</office:document-meta>
</file>